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style:font-name-asian="TimesNewRomanPSMT" style:font-name-complex="TimesNewRomanPSMT"/>
    </style:style>
    <style:style style:name="P3" style:family="paragraph" style:parent-style-name="Text_20_body">
      <style:text-properties style:font-name="Cochin1"/>
    </style:style>
    <style:style style:name="P4" style:family="paragraph" style:parent-style-name="Text_20_body">
      <style:text-properties style:text-underline-style="none"/>
    </style:style>
    <style:style style:name="P5" style:family="paragraph" style:parent-style-name="Text_20_body">
      <style:paragraph-properties fo:text-align="start" style:justify-single-word="false"/>
      <style:text-properties style:text-underline-style="none"/>
    </style:style>
    <style:style style:name="P6" style:family="paragraph" style:parent-style-name="Standard">
      <style:text-properties style:font-name="Cochin1"/>
    </style:style>
    <style:style style:name="P7" style:family="paragraph" style:parent-style-name="Standard">
      <style:text-properties style:font-name="Cochin1" fo:font-size="12pt" style:font-name-asian="TimesNewRomanPSMT" style:font-size-asian="12pt" style:font-name-complex="TimesNewRomanPSMT" style:font-size-complex="12pt"/>
    </style:style>
    <style:style style:name="P8" style:family="paragraph" style:parent-style-name="Text_20_body">
      <style:text-properties style:font-name-asian="TimesNewRomanPSMT" style:font-name-complex="TimesNewRomanPSMT"/>
    </style:style>
    <style:style style:name="P9" style:family="paragraph" style:parent-style-name="Text_20_body">
      <style:text-properties style:text-underline-style="none"/>
    </style:style>
    <style:style style:name="P10" style:family="paragraph" style:parent-style-name="Text_20_body" style:list-style-name="L1">
      <style:text-properties style:text-underline-style="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sian="TimesNewRomanPSMT" style:font-name-complex="TimesNewRomanPSMT"/>
    </style:style>
    <style:style style:name="T4" style:family="text">
      <style:text-properties style:text-position="super 58%"/>
    </style:style>
    <style:style style:name="T5" style:family="text">
      <style:text-properties style:font-name="Cochin1"/>
    </style:style>
    <style:style style:name="T6" style:family="text">
      <style:text-properties style:text-underline-style="solid" style:text-underline-width="auto" style:text-underline-color="font-color"/>
    </style:style>
    <style:style style:name="T7"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ppendix: Random Notes</text:h>
      <text:h text:style-name="Heading_20_2" text:outline-level="2">Inspirations</text:h>
      <text:p text:style-name="Text_20_body">Principia Discordia</text:p>
      <text:p text:style-name="Text_20_body">The Illuminatus Trilogy</text:p>
      <text:p text:style-name="Text_20_body">The Invisibles</text:p>
      <text:p text:style-name="Text_20_body">Ghost Dog: Way of the Samurai</text:p>
      <text:p text:style-name="Text_20_body">??? Golem 100; Alfred Bester ???</text:p>
      <text:h text:style-name="Heading_20_2" text:outline-level="2">Terms</text:h>
      <text:p text:style-name="Text_20_body">Sacred Chao; Hodge/Podge, Helter/Skelter</text:p>
      <text:p text:style-name="Text_20_body">Pentabarf (Five Commandments): only one Goddess; use official doc numbering system; hot dog on Fridays; no hot dog buns; don’t believe what you read.</text:p>
      <text:p text:style-name="Text_20_body">Apple Corps</text:p>
      <text:p text:style-name="Text_20_body">Episkopos (→ bishop; lit. “overseer”)</text:p>
      <text:h text:style-name="Heading_20_2" text:outline-level="2">Names</text:h>
      <text:p text:style-name="Text_20_body">Malaclyspe the Younger (Mal-II), KSC // Omnibenevolent Polyfather of Virginity in Gold // and HIGH PRIEST of THE PARATHEO-ANAMETAMYSTIKHOOD OF ERIS ESOTERIC (POEE)</text:p>
      <text:p text:style-name="Text_20_body">Mad Malik; later known as Sinister Dexter</text:p>
      <text:p text:style-name="Text_20_body">Reverend Doctor Occupant</text:p>
      <text:p text:style-name="Text_20_body">Camden Benares, The Count of Five // Headmaster, Camp Meeker Cabal</text:p>
      <text:p text:style-name="Text_20_body">Episkopos Dr. Mordecai Malignatius, KNS; The Ancient Illuminated Seers of Bavaria.</text:p>
      <text:p text:style-name="Text_20_body">Mord</text:p>
      <text:p text:style-name="Text_20_body">(Lord/Pvt.) Omar Khayyam Ravenhurst; “Bull Goose of Limbo”</text:p>
      <text:p text:style-name="Text_20_body">Fang the Unwashed, WKC</text:p>
      <text:p text:style-name="Text_20_body">Rev. Dr. Hypocrates Magoun, P.P. <text:s/>POEE PRIEST, Okinawa Cabal</text:p>
      <text:p text:style-name="Text_20_body">Greyface – in 1166, taught that, since there is order all around, Serious Order must be the right basis for life</text:p>
      <text:p text:style-name="Text_20_body">“Vlad the Inhaler”</text:p>
      <text:h text:style-name="Heading_20_2" text:outline-level="2">My own thoughts</text:h>
      <text:p text:style-name="Text_20_body">Could be the missing Maiden (Weeping Maiden?).</text:p>
      <text:p text:style-name="Text_20_body">[Richard] Kuiper belt object known as Eris</text:p>
      <text:p text:style-name="Text_20_body">Cybernetics: the part of a system with the most variability is the part which ends up controlling it.</text:p>
      <text:p text:style-name="Text_20_body">“Maintain the status quo by subverting it.”</text:p>
      <text:p text:style-name="Text_20_body">“All knowledge is learning and therefore good” / “To learn you must first empty your cup”</text:p>
      <text:p text:style-name="Text_20_body">malic: pertaining to apples – “malic lips”?</text:p>
      <text:p text:style-name="Text_20_body">“What good is the candle without the dark?” // “Well, it keeps you warm. <text:s/>And it’s pretty.”</text:p>
      <text:p text:style-name="Text_20_body">Bringers of Confusion</text:p>
      <text:p text:style-name="Text_20_body"/>
      <text:p text:style-name="Text_20_body">“Hail Discordia, Eris, Hail!</text:p>
      <text:p text:style-name="Text_20_body">“O! from whose malic lips”</text:p>
      <text:p text:style-name="Text_20_body">“underhanded gifts”</text:p>
      <text:p text:style-name="Text_20_body"/>
      <text:p text:style-name="Text_20_body">Could have some way of co-opting existing Exaltations (probably just by their owners having a flash of insight), converting existing Solars etc. into Discordians. <text:s/>Might only work for Essence &lt;= 5. <text:s/>I imagine the Exaltation would return to normal after that lifetime. <text:s/>Not akuma or Infernal, so no new Urge, but possibly a change in Motivation, with the previous Motivation remaining as an Intimacy. <text:s/>Would need rules for pre-generating, and for converting. <text:s/>I’m imagining existing Charms must be “sold off” before new ones can be bought, starting at the leaves of Charm trees, which will make the character less powerful in that transition period. <text:s/>Probably no Echoes background.</text:p>
      <text:p text:style-name="Text_20_body">Maybe this happens spontaneously and/or maybe it’s achieved as part of Divisional Realignment, using some comedy monstrance-alike box—“think yourself out of your box” ;-)</text:p>
      <text:p text:style-name="Text_20_body"/>
      <text:p text:style-name="Text_20_body">Larry Wall, Three Virtues of a Programmer: Laziness, Impatience and Hubris.</text:p>
      <text:h text:style-name="Heading_20_2" text:outline-level="2"><text:soft-page-break/>Interstitial Stories/Cartoons</text:h>
      <text:h text:style-name="Heading_20_3" text:outline-level="3">Arriving by Boat</text:h>
      <text:p text:style-name="Text_20_body">Small boat, barely more than a raft, drifts towards a metal shore, on a sea of oil, gradually sinking. <text:s/>Strange Figure clad in bio-fabrics climbs mast, peeling off clothes as he does so, jumping to cling to the metal rim as the boat disappears.</text:p>
      <text:p text:style-name="Text_20_body">SF (to self, in Seatongue): “Hmm, now, I’m sure I’m forgetting something … (slaps forehead) Oh, yes! (Removes hand, showing newly-appeared soulgem – clear diamond, brilliant cut, <text:span text:style-name="T1">i.e.</text:span><text:span text:style-name="T2">, Alchemical-style</text:span>. Skin should also go clay-like, if cartoon details permit.) That’s better.”</text:p>
      <text:p text:style-name="Text_20_body">Populat work-crew nearby hears noise, comes to investigate.</text:p>
      <text:p text:style-name="Text_20_body">PW1 (female, shocked; in Autochthonian, natch): What? … who are you? What in the Void are you doing out here like … that?</text:p>
      <text:p text:style-name="Text_20_body">PW2 (male, awkward whisper to PW1): This is highly irregular. <text:s/>We should call for help. <text:s/>What was that thing sticking out of the oil?</text:p>
      <text:p text:style-name="Text_20_body">SF (in Autochthonian): What, don’t you recognize me? <text:s/>Tell me you’ve seen at least <text:span text:style-name="T1">some</text:span><text:span text:style-name="T2"> of my posters. <text:s/>Only recently constructed, I know, and I’ve been off in the Reaches too much, maybe.</text:span></text:p>
      <text:p text:style-name="P1">PW1 (whispers back, slightly glint/grin): You know, I haven’t seen one of them quite so, err … at such close range, but …</text:p>
      <text:p text:style-name="P1">PW2 (frowning): It could be, I’m not sure …</text:p>
      <text:p text:style-name="P1">SF (looking plaintively hopeful): Surely you’ve heard of me, the Highly Implausible Visitor?</text:p>
      <text:p text:style-name="P1">PW2 (look of shocked recognition): Oh! <text:s/>Yes, how stupid of me! <text:s/>Our apologies, Exalted, you don’t look quite the same without your … err, that is …</text:p>
      <text:p text:style-name="P1">SF: Ah, that’s alright, I understand. <text:s/>Now, I need your clothes, your boots and your swift rider.</text:p>
      <text:p text:style-name="P1">PW1 (eagerly): Of course! <text:s/>You’re about my size, aren’t you? <text:s/>Anything to help the Chosen of the Maker. <text:s/>(Starts stripping off …)</text:p>
      <text:h text:style-name="Heading_20_3" text:outline-level="3">Confusing the Bandits</text:h>
      <text:p text:style-name="Text_20_body">Small group of bandits advancing on brave but ill-prepared townsfolk.</text:p>
      <text:p text:style-name="Text_20_body">Erisian Exalted rides up on horse, armed and armored not much better than the bandits.</text:p>
      <text:p text:style-name="Text_20_body">EE: “Hold, foul brigands! <text:s/>What’s going on here?”</text:p>
      <text:p text:style-name="Text_20_body">FB1: “Who’re you calling foul? <text:s/>That horse’s seen better days.”</text:p>
      <text:p text:style-name="Text_20_body">FB2: “We’re taking whatever we like, that’s what. <text:s/>You got a problem with that?”</text:p>
      <text:p text:style-name="Text_20_body">EE: “No, no. <text:s/>Excellent! <text:s/>Keep up the good work!” <text:s/>Rides off.</text:p>
      <text:p text:style-name="Text_20_body">FB2: “What was all that about?”</text:p>
      <text:p text:style-name="Text_20_body">FB1: “I’ve no idea.” <text:s/>Turns to face villagers, who are equally confused to be wielding much better weapons than they were a moment ago.</text:p>
      <text:h text:style-name="Heading_20_2" text:outline-level="2">From 5th edition intro</text:h>
      <text:p text:style-name="Text_20_body">[all attributed to: “Omar Khayyam Ravenhurst, Pvt., USMC (Ret.)”, opt+ “Fenderson”; “Kerry Thornley, Discordian Society Co-founder”]</text:p>
      <text:p text:style-name="P2">Paratheoianametamystichood of Eris Esoteric</text:p>
      <text:p text:style-name="P2">… under no circumstances may you become a Prophet. We don’t intend to jeopardize our nonprophet status.</text:p>
      <text:p text:style-name="P2">Bavarian Illuminati … Ancient Illuminated Seers of Bavaria</text:p>
      <text:p text:style-name="Text_20_body">Before I was a Discordian, I was distressed by the inefficiency and inhumanity of organizations. Now I am vindicated by their inefficiency and inhumanity.</text:p>
      <text:p text:style-name="Text_20_body">… [our] most exalted testament of all is The Honest Book of Truth - of which there is, alas, only one copy locked away in the Closed Stacks of the Akashic Records.</text:p>
      <text:p text:style-name="Text_20_body">“mondo”: “<text:span text:style-name="T3">Perhaps best of all is simply uttering a mondo. That is like picking up </text:span>the telephone when it rings and saying, “Wrong number, please!” However much you think about a mondo it makes no sense - even clamps and pliers cannot get hold of it. Yet at the same time, if it is a good mondo, the longer you think about it the more it seems like it ought to make sense – although you can never figure out why. Beyond that much, a truly great mondo sticks to your mind like hot pine pitch – gumming up your thought process for <text:span text:style-name="T3">weeks on end.”</text:span></text:p>
      <text:p text:style-name="P2">Besides the pen is only mighter than the sword at a range greater than five feet.</text:p>
      <text:p text:style-name="P2">Perhaps occasionally the soul of Emperor Norton descends once more into the world to momentarily inhabit the body of an otherwise undistinguished infidel.</text:p>
      <text:p text:style-name="P2">According to L.A. Rollins in Lucifer’s Lexicon a Discordian is one who likes to wear Emperor Norton’s old clothes.</text:p>
      <text:p text:style-name="P2">Discordianism is not just a religion; it is a mental illness.</text:p>
      <text:p text:style-name="P2">If the Discordian Society is to become the world’s next great cargo cult it will be due to the efforts of the <text:soft-page-break/>House of Mirrors. Not only have we nunneries, but recognized and accepted heresies, powerful lobbies complete with popcorn concessions and everything from progressive belaboring unions to square sewing circles.</text:p>
      <text:p text:style-name="P2">OR</text:p>
      <text:p text:style-name="P2">If the Discordian Society is to become the world’s next great cargo cult it will be due to the efforts of the bewildering array of subdisorganizations which make up our internal structure, fashioned from the original blueprint for the Manhatten Beach Pier House of Mirrors.</text:p>
      <text:p text:style-name="P2">No matter whether he calls himself Greyface or the Anti-“Bob” he acts like the Devil, because his most famous line is: “Let me organize it for you!”</text:p>
      <text:p text:style-name="P2">But no doubt you are also curious about Eris. Where does she hang out these days - now that Olympus has gone tourist? Eris Discordia is in Limbo, where all we virtuous pagans and our gods and goddesses go between lifetimes.</text:p>
      <text:p text:style-name="P2">There is no prohibition against prayer - which is not to say we think it is a wise activity.</text:p>
      <text:p text:style-name="P2">Eristic Avatars are sent down into Reality, the original Rorschach, for the purpose keeping things from becoming so well ordered that they stop working. This they often accomplish by insisting that certain arbitrary interpretations of reality are the only valid ones. That causes Strife which results in Confusion which revitalizes Holy Chaos.</text:p>
      <text:p text:style-name="P2">… as the Taoist sage Chuang Tzu simply said, “The more laws there are, the more crime there is.”</text:p>
      <text:p text:style-name="P2">In Limbo there are only five laws: 1) No making anybody do anything they don’t want, except mind their own business; 2) No shitting or pissing in the streets; 3) No spitting on the floors; 4) No undated notices on the bulletin board; 5) No eating of hotdog buns. That sounds like a program that will work for me because there is nothing in there against swiping jokes.</text:p>
      <text:p text:style-name="P2">That was Greg showing off his rubber stamp collection. Few hobbies are as psychologically gratifying - especially when some bureaucrat is making you wait, with his or her back to you for a moment - as collection rubber stamps.</text:p>
      <text:p text:style-name="P2">A secret method of identifying your Discordianship for the benefit of other Discordians is by wearing a pull-off aluminum beer-can tab, strung through its ring, around your neck. That is called an All-Seeing Eye of Eris (complete with Tear) …</text:p>
      <text:p text:style-name="P2">Do not for a moment think you cannot be an exceptional orator if you can just find some way to keep repeating yourself hypnotically and changing the subject of your speech frequently at the same time.</text:p>
      <text:h text:style-name="Heading_20_2" text:outline-level="2">From 5<text:span text:style-name="T4">th</text:span> edition</text:h>
      <text:p text:style-name="Text_20_body">Kallisti</text:p>
      <text:p text:style-name="Text_20_body">fnord</text:p>
      <text:p text:style-name="Text_20_body">“A jug of wine, // A leg of lamb // And Thou! // Beside me // Whistling in // the darkness” – ability to travel the Labyrinth?</text:p>
      <text:p text:style-name="Text_20_body">The Book of Uterus</text:p>
      <text:p text:style-name="Text_20_body">-&gt;&lt;- – The Five-Fingered Hand of Eris / The Hand</text:p>
      <text:p text:style-name="Standard">GP: Is Eris true?</text:p>
      <text:p text:style-name="Standard">M2: Everything is true.</text:p>
      <text:p text:style-name="Standard">GP: Even false th<text:span text:style-name="T5">ings?</text:span></text:p>
      <text:p text:style-name="P6">M2: Even false things are true.</text:p>
      <text:p text:style-name="P6">GP: How can that be?</text:p>
      <text:p text:style-name="P7">M2: I don’t know man, I didn’t do it.</text:p>
      <text:p text:style-name="P7">– Ability to possess others? :-)</text:p>
      <text:p text:style-name="P3"/>
      <text:p text:style-name="Text_20_body">“Some say he is a holy man. Others say he is a shithead.”</text:p>
      <text:p text:style-name="Text_20_body">“Dear God, // … your current position as deity is hereby terminated due to gross incompetence.”</text:p>
      <text:p text:style-name="Text_20_body">“First I must sprinkle you with Fairy Dust.” (moment of enlightment)</text:p>
      <text:p text:style-name="Text_20_body">“Many ages ago, My consciousness left man, that he might develop himself. I return to find this development approaching completion, but hindered by fear and by misunderstanding.”</text:p>
      <text:p text:style-name="Text_20_body">“Keep close the words of Syadasti: ‘TIS AN ILL WIND THAT BLOWS NO MINDS.”</text:p>
      <text:p text:style-name="Text_20_body">“The tide is turning … the enemy is suffering terrible losses” – Gen. Geo. A. Custer</text:p>
      <text:p text:style-name="Text_20_body">“Of course I’m crazy but that doesn’t mean I’m wrong. <text:s/>I’m <text:span text:style-name="T6">mad</text:span><text:span text:style-name="T7"> but not </text:span><text:span text:style-name="T6">ill</text:span><text:span text:style-name="T7">.” – Werewolf Bridge, Robert Anton Wilson</text:span></text:p>
      <text:p text:style-name="P4">“... we Erisians seldom pray, it is much too dangerous”</text:p>
      <text:p text:style-name="P4">“Heaven is down. Hell is up. This is proven by the fact that the planets and stars are orderly in their movements, while down on earth we come close to the primal chaos. <text:s/>There are four other proofs, but I forgot them.” – Josh the Dill // KING KONG KABAL</text:p>
      <text:p text:style-name="P4">“Eris is not hateful or malicious. But She is mischievous, and does get a little bitchy at times.”</text:p>
      <text:p text:style-name="P4">The Law of Fives. <text:s/>The Holy 23.</text:p>
      <text:p text:style-name="P4">*** “The Nagas of Upper Burma say that the sun shines by day because, being a woman, it is afraid to venture out by night.”</text:p>
      <text:p text:style-name="P4">“5. An Age of Confusion, or an Ancient Age, is one in which History As We Know It begins to unfold, in which Whatever Is Coming emerges in Corporal Form, more or less, and such times are Ages of Balanced Unbalance, or Unbalanced Balance.<text:line-break/>6. An Age of Bureaucracy is an Imperial Age in which Things Mature, in which Confusion becomes entrenched and during which Balanced Balance, or Stagnation, is attained.<text:line-break/>7. An Age of Disorder or an Aftermath is an Apocalyptic Period of Transition back to Chaos through the Screen of Oblivion into which the Age passeth, finally. These are Ages of Unbalanced Unbalance.<text:line-break/>HBT; The Book of Uterus, Chap. 3”</text:p>
      <text:p text:style-name="P5">“To diverse gods<text:line-break/>Do mortals bow;<text:line-break/>Holy Cow, and<text:line-break/>Wholly Chao.”<text:line-break/>– Rev. Dr. Grindlebone<text:line-break/>Monroe Cabal</text:p>
      <text:p text:style-name="P4">“Common sense is what tells you that the world is flat.”</text:p>
      <text:p text:style-name="P4">“This is St. Gulik. <text:s/>He is the Messenger of the Goddess. <text:s/>A different age from ours called him Hermes. <text:s/>Many people called him by many names. <text:s/>He is a Roach.”</text:p>
      <text:p text:style-name="Text_20_body"><text:span text:style-name="T7">“Everybody I know who is right always agrees with </text:span><text:span text:style-name="T6">me</text:span><text:span text:style-name="T7">.” – Rev. Lady Mal.</text:span></text:p>
      <text:p text:style-name="P4">POEE Calendar (00034)</text:p>
      <text:p text:style-name="P4">"The Five Laws have root in awareness." – Che Fung (Ezra Pound, Canto 85)</text:p>
      <text:p text:style-name="P4">“... under Eris Confusion became established, and was hence called Bureaucracy; while over Bureaucracy Eris became established, and was hence called Discordia” – Book of Uterus, 1:7</text:p>
      <text:p text:style-name="Text_20_body"><text:soft-page-break/><text:span text:style-name="T7">The Five Orders of Discordia (“Them”). <text:s/>The seeds of the ORDERS OF DISCORDIA were planted by Greyface into his early disciples. … The Orders are composed of persons all hung up on authority, security and control; i.e., they are blinded by the Aneristic Illusion. They do not know that they belong to Orders of Discordia. But </text:span><text:span text:style-name="T6">we</text:span><text:span text:style-name="T7"> know.</text:span></text:p>
      <text:list xml:id="list1968915672" text:style-name="L1">
        <text:list-item>
          <text:p text:style-name="P10">The Military Order of THE KNIGHTS OF THE FIVE SIDED TEMPLE. This is for all of the soldiers and bureaucrats of the world. [Apple]</text:p>
        </text:list-item>
        <text:list-item>
          <text:p text:style-name="P10"><text:soft-page-break/>The Political Order of THE PARTY FOR WAR ON EVIL. This is reserved for lawmakers, censors, and like ilk. [Anvil]</text:p>
        </text:list-item>
        <text:list-item>
          <text:p text:style-name="P10">The Academic Order of THE HEMLOCK FELLOWSHIP. They commonly inhabit schools and universities, and dominate many of them. [Archway]</text:p>
        </text:list-item>
        <text:list-item>
          <text:p text:style-name="P10">The Social Order of THE CITIZENS COMMITTEE FOR CONCERNED CITIZENS. This is mostly a grass-roots version of the more professional military, political, academic and sacred Orders. [Arrow]</text:p>
        </text:list-item>
        <text:list-item>
          <text:p text:style-name="P10">The Sacred Order of THE DEFAMATION LEAGUE. Not much is known about the D.L., but they are very ancient and quite possibly were founded by Greyface himself. It is known that they now have absolute domination over all organized churches in the world. It is also believed that they have been costuming cabbages and passing them off as human beings. [Anchor]</text:p>
        </text:list-item>
      </text:list>
      <text:p text:style-name="P4">“immanentize the eschaton” – make-part-of-oneself/reality the end/final_destiny-of-everything</text:p>
      <text:p text:style-name="P4">The Five Basic Elements: Sweet, Boom, Pungent, Prickle and Orange</text:p>
      <text:p text:style-name="P4">“Study Demonology with an enemy this Sunday,” sez Thom, Gnos.</text:p>
      <text:p text:style-name="P4">“Illuminate the opposition!”</text:p>
      <text:p text:style-name="P4">“The Golden Secret” // “Nonsense as Salvation”</text:p>
      <text:p text:style-name="P4">“The future site of beautiful San Andreas Canyon”</text:p>
      <text:p text:style-name="P4">“Idealism lives with rules. Realism lives with rocks.” – Professor Ignotium P. Ignotius</text:p>
      <text:p text:style-name="P4">[See Norton Cabal Interview for properties of some characters.]</text:p>
      <text:p text:style-name="P4">[Look in random arty comix/mags for images to paste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ppendix: Random Notes</dc:title>
    <dc:date>2010-08-12T22:02:27</dc:date>
    <meta:editing-duration>PT00H00M12S</meta:editing-duration>
    <meta:editing-cycles>2</meta:editing-cycles>
    <meta:generator>OpenOffice.org/3.2$Unix OpenOffice.org_project/320m12$Build-9483</meta:generator>
    <meta:document-statistic meta:table-count="0" meta:image-count="0" meta:object-count="0" meta:page-count="7" meta:paragraph-count="137" meta:word-count="2393" meta:character-count="13723"/>
    <meta:template xlink:type="simple" xlink:actuate="onRequest" xlink:title="" xlink:href="../Discordians.odm" meta:date="2010-08-12T21:18:01"/>
  </office:meta>
</office:document-meta>
</file>